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461cm" fo:margin-left="0cm" fo:margin-top="0cm" fo:margin-bottom="0cm" table:align="left" style:writing-mode="lr-tb"/>
    </style:style>
    <style:style style:name="Таблица1.A" style:family="table-column">
      <style:table-column-properties style:column-width="7.108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6.1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3">
      <loext:graphic-properties draw:fill="solid" draw:fill-color="#ffffff"/>
      <style:paragraph-properties fo:text-align="start" style:justify-single-word="false" fo:background-color="#ffffff"/>
      <style:text-properties fo:font-size="14pt" fo:font-weight="normal" officeooo:rsid="00197d22" officeooo:paragraph-rsid="00197d22" style:font-size-asian="12.25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97d22"/>
    </style:style>
    <style:style style:name="P4" style:family="paragraph" style:parent-style-name="Standard">
      <style:paragraph-properties fo:text-align="center" style:justify-single-word="false"/>
      <style:text-properties officeooo:paragraph-rsid="00197d22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197d22"/>
    </style:style>
    <style:style style:name="P6" style:family="paragraph" style:parent-style-name="Standard">
      <style:paragraph-properties fo:margin-left="0cm" fo:margin-right="1.249cm" fo:orphans="0" fo:widows="0" fo:text-indent="1.251cm" style:auto-text-indent="false"/>
      <style:text-properties officeooo:paragraph-rsid="00197d22"/>
    </style:style>
    <style:style style:name="P7" style:family="paragraph" style:parent-style-name="Standard">
      <style:paragraph-properties fo:margin-left="0cm" fo:margin-right="1.249cm" fo:orphans="0" fo:widows="0" fo:text-indent="0cm" style:auto-text-indent="false"/>
      <style:text-properties officeooo:paragraph-rsid="00197d22"/>
    </style:style>
    <style:style style:name="P8" style:family="paragraph" style:parent-style-name="Standard">
      <style:paragraph-properties fo:margin-left="0cm" fo:margin-right="1.249cm" fo:text-align="center" style:justify-single-word="false" fo:orphans="0" fo:widows="0" fo:text-indent="1.251cm" style:auto-text-indent="false"/>
      <style:text-properties fo:color="#000000" loext:opacity="100%" fo:font-size="11pt" officeooo:paragraph-rsid="00197d22" style:font-size-asian="11pt" style:font-size-complex="11pt"/>
    </style:style>
    <style:style style:name="P9" style:family="paragraph" style:parent-style-name="Standard">
      <style:paragraph-properties fo:margin-left="0cm" fo:margin-right="1.249cm" fo:orphans="0" fo:widows="0" fo:text-indent="0cm" style:auto-text-indent="false"/>
      <style:text-properties fo:color="#000000" loext:opacity="100%" fo:font-size="11pt" officeooo:paragraph-rsid="00197d22" style:font-size-asian="11pt" style:font-size-complex="11pt"/>
    </style:style>
    <style:style style:name="P10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ize="11pt" officeooo:paragraph-rsid="00197d22" style:font-size-asian="11pt" style:font-size-complex="11pt"/>
    </style:style>
    <style:style style:name="P11" style:family="paragraph" style:parent-style-name="Standard">
      <style:paragraph-properties fo:margin-left="0cm" fo:margin-right="1.249cm" fo:orphans="0" fo:widows="0" fo:text-indent="1.251cm" style:auto-text-indent="false"/>
      <style:text-properties officeooo:rsid="00139a76" officeooo:paragraph-rsid="00197d22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197d22"/>
    </style:style>
    <style:style style:name="P1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20pt" fo:font-weight="bold" officeooo:rsid="00197d22" officeooo:paragraph-rsid="00197d22" style:font-size-asian="17.5pt" style:font-weight-asian="bold" style:font-size-complex="20pt" style:font-weight-complex="bold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weight="normal" officeooo:rsid="00197d22" officeooo:paragraph-rsid="00197d22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style="normal" fo:font-weight="normal" officeooo:rsid="00197d22" officeooo:paragraph-rsid="00197d2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6pt" fo:font-weight="bold" officeooo:rsid="00197d22" officeooo:paragraph-rsid="00197d22" style:font-size-asian="14pt" style:font-weight-asian="bold" style:font-size-complex="16pt" style:font-weight-complex="bold"/>
    </style:style>
    <style:style style:name="P1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6pt" fo:font-weight="bold" officeooo:rsid="00197d22" officeooo:paragraph-rsid="001b4377" style:font-size-asian="14pt" style:font-weight-asian="bold" style:font-size-complex="16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5"/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97d22"/>
    </style:style>
    <style:style style:name="T4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color="#000000" loext:opacity="100%" officeooo:rsid="001b4377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39a76"/>
    </style:style>
    <style:style style:name="T8" style:family="text">
      <style:text-properties officeooo:rsid="00197d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Московский государственный технический</text:span></text:p>
      <text:p text:style-name="P3"><text:span text:style-name="T6">университет им. Н.Э. Баумана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/>
      <text:p text:style-name="P3">Факультет «Информатика и системы управления»</text:p>
      <text:p text:style-name="P3">Кафедра ИУ5 «Системы обработки информации и управления»</text:p>
      <text:p text:style-name="P3"/>
      <text:p text:style-name="P3"/>
      <text:p text:style-name="P3"/>
      <text:p text:style-name="P3"/>
      <text:p text:style-name="P3"/>
      <text:p text:style-name="P3"/>
      <text:p text:style-name="P3">Курс «Парадигмы и конструкции языков программирования»</text:p>
      <text:p text:style-name="P3">Отчет по лабораторн<text:span text:style-name="T7">ым</text:span> работ<text:span text:style-name="T7">ам</text:span> №<text:span text:style-name="T8">4-5</text:span></text:p>
      <text:p text:style-name="P4">«<text:span text:style-name="T3">Функциональные возможности языка Python</text:span>»</text:p>
      <text:p text:style-name="P12"><text:tab/><text:tab/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span text:style-name="T1">Выполнил: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6"><text:span text:style-name="T1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1">студент группы ИУ5-32Б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<text:span text:style-name="T1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1">Носков Алексей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<text:span text:style-name="T1">Гапанюк Юрий Евгеньевич </text:span></text:p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<text:span text:style-name="T1"><text:s text:c="10"/></text:span></text:p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1">Москва, 2024 г.</text:span></text:p>
      <text:p text:style-name="P13"><text:soft-page-break/><text:span text:style-name="T2">Постановка задачи</text:span></text:p>
      <text:h text:style-name="P1" text:outline-level="3"><text:span text:style-name="T2">Задание:</text:span></text:h>
      <text:p text:style-name="Text_20_body"><text:bookmark text:name="user-content-задание"/>Задание лабораторной работы состоит из решения нескольких задач.</text:p>
      <text:p text:style-name="Text_20_body">Файлы, содержащие решения отдельных задач, должны располагаться в пакете lab_python_fp. Решение каждой задачи должно раполагаться в отдельном файле.</text:p>
      <text:p text:style-name="Text_20_body">При запуске каждого файла выдаются тестовые результаты выполнения соответствующего задания.</text:p>
      <text:h text:style-name="Heading_20_3" text:outline-level="3">Задача 1 (файл field.py)</text:h>
      <text:p text:style-name="Text_20_body"><text:bookmark text:name="user-content-задача-1-файл-fieldpy"/>Необходимо реализовать генератор field. Генератор field последовательно выдает значения ключей словаря. Пример:</text:p>
      <text:p text:style-name="Preformatted_20_Text"><text:span text:style-name="Source_20_Text">goods = [</text:span></text:p>
      <text:p text:style-name="Preformatted_20_Text"><text:span text:style-name="Source_20_Text"><text:s text:c="4"/>{'title': 'Ковер', 'price': 2000, 'color': 'green'},</text:span></text:p>
      <text:p text:style-name="Preformatted_20_Text"><text:span text:style-name="Source_20_Text"><text:s text:c="4"/>{'title': 'Диван для отдыха', 'color': 'black'}</text:span></text:p>
      <text:p text:style-name="P2"><text:span text:style-name="Source_20_Text">]</text:span></text:p>
      <text:p text:style-name="Text_20_body"><text:span text:style-name="Source_20_Text">field(goods, 'title')</text:span> должен выдавать <text:span text:style-name="Source_20_Text">'Ковер', 'Диван для отдыха'</text:span></text:p>
      <text:p text:style-name="Text_20_body"><text:span text:style-name="Source_20_Text">field(goods, 'title', 'price')</text:span> должен выдавать <text:span text:style-name="Source_20_Text">{'title': 'Ковер', 'price': 2000}, {'title': 'Диван для отдыха'}</text:span></text:p>
      <text:list xml:id="list2500155022" text:style-name="L1">
        <text:list-item>
          <text:p text:style-name="P18">В качестве первого аргумента генератор принимает список словарей, дальше через *args генератор принимает неограниченное количествово аргументов.</text:p>
        </text:list-item>
        <text:list-item>
          <text:p text:style-name="P18">Если передан один аргумент, генератор последовательно выдает только значения полей, если значение поля равно None, то элемент пропускается.</text:p>
        </text:list-item>
        <text:list-item>
          <text:p text:style-name="P18">Если передано несколько аргументов, то последовательно выдаются словари, содержащие данные элементы. Если поле равно None, то оно пропускается. Если все поля содержат значения None, то пропускается элемент целиком.</text:p>
        </text:list-item>
      </text:list>
      <text:p text:style-name="Text_20_body">Шаблон для реализации генератора:</text:p>
      <text:p text:style-name="Preformatted_20_Text"><text:span text:style-name="Source_20_Text"># Пример:</text:span></text:p>
      <text:p text:style-name="Preformatted_20_Text"><text:span text:style-name="Source_20_Text"># goods = [</text:span></text:p>
      <text:p text:style-name="Preformatted_20_Text"><text:span text:style-name="Source_20_Text"># <text:s text:c="3"/>{'title': 'Ковер', 'price': 2000, 'color': 'green'},</text:span></text:p>
      <text:p text:style-name="Preformatted_20_Text"><text:span text:style-name="Source_20_Text"># <text:s text:c="3"/>{'title': 'Диван для отдыха', 'price': 5300, 'color': 'black'}</text:span></text:p>
      <text:p text:style-name="Preformatted_20_Text"><text:span text:style-name="Source_20_Text"># ]</text:span></text:p>
      <text:p text:style-name="Preformatted_20_Text"><text:span text:style-name="Source_20_Text"># field(goods, 'title') должен выдавать 'Ковер', 'Диван для отдыха'</text:span></text:p>
      <text:p text:style-name="Preformatted_20_Text"><text:span text:style-name="Source_20_Text"># field(goods, 'title', 'price') должен выдавать {'title': 'Ковер', 'price': 2000}, {'title': 'Диван для отдыха', 'price': 5300}</text:span></text:p>
      <text:p text:style-name="Preformatted_20_Text"/>
      <text:p text:style-name="Preformatted_20_Text"><text:span text:style-name="Source_20_Text">def field(items, *args):</text:span></text:p>
      <text:p text:style-name="Preformatted_20_Text"><text:span text:style-name="Source_20_Text"><text:s text:c="4"/>assert len(args) &gt; 0</text:span></text:p>
      <text:p text:style-name="P2"><text:span text:style-name="Source_20_Text"><text:s text:c="4"/># Необходимо реализовать генератор </text:span></text:p>
      <text:h text:style-name="Heading_20_3" text:outline-level="3">Задача 2 (файл gen_random.py)</text:h>
      <text:p text:style-name="Text_20_body"><text:bookmark text:name="user-content-задача-2-файл-gen_randompy"/>Необходимо реализовать генератор <text:span text:style-name="Source_20_Text">gen_random(количество, минимум, максимум)</text:span>, который последовательно выдает заданное количество случайных чисел в заданном диапазоне от минимума до максимума, включая границы диапазона. Пример:</text:p>
      <text:p text:style-name="Text_20_body"><text:soft-page-break/><text:span text:style-name="Source_20_Text">gen_random(5, 1, 3)</text:span> должен выдать 5 случайных чисел в диапазоне от 1 до 3, например <text:span text:style-name="Source_20_Text">2, 2, 3, 2, 1</text:span></text:p>
      <text:p text:style-name="Text_20_body">Шаблон для реализации генератора:</text:p>
      <text:p text:style-name="Preformatted_20_Text"><text:span text:style-name="Source_20_Text"># Пример:</text:span></text:p>
      <text:p text:style-name="Preformatted_20_Text"><text:span text:style-name="Source_20_Text"># gen_random(5, 1, 3) должен выдать выдать 5 случайных чисел</text:span></text:p>
      <text:p text:style-name="Preformatted_20_Text"><text:span text:style-name="Source_20_Text"># в диапазоне от 1 до 3, например 2, 2, 3, 2, 1</text:span></text:p>
      <text:p text:style-name="Preformatted_20_Text"><text:span text:style-name="Source_20_Text"># Hint: типовая реализация занимает 2 строки</text:span></text:p>
      <text:p text:style-name="Preformatted_20_Text"><text:span text:style-name="Source_20_Text">def gen_random(num_count, begin, end):</text:span></text:p>
      <text:p text:style-name="Preformatted_20_Text"><text:span text:style-name="Source_20_Text"><text:s text:c="4"/>pass</text:span></text:p>
      <text:p text:style-name="P2"><text:span text:style-name="Source_20_Text"><text:s text:c="4"/># Необходимо реализовать генератор</text:span></text:p>
      <text:h text:style-name="Heading_20_3" text:outline-level="3">Задача 3 (файл unique.py)</text:h>
      <text:list xml:id="list1492180802" text:style-name="L2">
        <text:list-item>
          <text:p text:style-name="P19"><text:bookmark text:name="user-content-задача-3-файл-uniquepy"/>Необходимо реализовать итератор <text:span text:style-name="Source_20_Text">Unique(данные)</text:span>, который принимает на вход массив или генератор и итерируется по элементам, пропуская дубликаты.</text:p>
        </text:list-item>
        <text:list-item>
          <text:p text:style-name="P19">Конструктор итератора также принимает на вход именованный bool-параметр ignore_case, в зависимости от значения которого будут считаться одинаковыми строки в разном регистре. По умолчанию этот параметр равен False.</text:p>
        </text:list-item>
        <text:list-item>
          <text:p text:style-name="P19">При реализации необходимо использовать конструкцию **kwargs.</text:p>
        </text:list-item>
        <text:list-item>
          <text:p text:style-name="P19">Итератор должен поддерживать работу как со списками, так и с генераторами.</text:p>
        </text:list-item>
        <text:list-item>
          <text:p text:style-name="P19">Итератор не должен модифицировать возвращаемые значения.</text:p>
        </text:list-item>
      </text:list>
      <text:p text:style-name="Text_20_body">Пример:</text:p>
      <text:p text:style-name="P2"><text:span text:style-name="Source_20_Text">data = [1, 1, 1, 1, 1, 2, 2, 2, 2, 2]</text:span></text:p>
      <text:p text:style-name="Text_20_body"><text:span text:style-name="Source_20_Text">Unique(data)</text:span> будет последовательно возвращать только 1 и 2.</text:p>
      <text:p text:style-name="P2"><text:span text:style-name="Source_20_Text">data = gen_random(10, 1, 3)</text:span></text:p>
      <text:p text:style-name="Text_20_body"><text:span text:style-name="Source_20_Text">Unique(data)</text:span> будет последовательно возвращать только 1, 2 и 3.</text:p>
      <text:p text:style-name="P2"><text:span text:style-name="Source_20_Text">data = [‘a’, ‘A’, ‘b’, ‘B’, ‘a’, ‘A’, ‘b’, ‘B’]</text:span></text:p>
      <text:p text:style-name="Text_20_body"><text:span text:style-name="Source_20_Text">Unique(data)</text:span> будет последовательно возвращать только a, A, b, B.</text:p>
      <text:p text:style-name="Text_20_body"><text:span text:style-name="Source_20_Text">Unique(data, ignore_case=True)</text:span> будет последовательно возвращать только a, b.</text:p>
      <text:p text:style-name="Text_20_body">Шаблон для реализации класса-итератора:</text:p>
      <text:p text:style-name="Preformatted_20_Text"><text:span text:style-name="Source_20_Text"># Итератор для удаления дубликатов</text:span></text:p>
      <text:p text:style-name="Preformatted_20_Text"><text:span text:style-name="Source_20_Text">class Unique(object):</text:span></text:p>
      <text:p text:style-name="Preformatted_20_Text"><text:span text:style-name="Source_20_Text"><text:s text:c="4"/>def __init__(self, items, **kwargs):</text:span></text:p>
      <text:p text:style-name="Preformatted_20_Text"><text:span text:style-name="Source_20_Text"><text:s text:c="8"/># Нужно реализовать конструктор</text:span></text:p>
      <text:p text:style-name="Preformatted_20_Text"><text:span text:style-name="Source_20_Text"><text:s text:c="8"/># В качестве ключевого аргумента, конструктор должен принимать bool-параметр ignore_case,</text:span></text:p>
      <text:p text:style-name="Preformatted_20_Text"><text:span text:style-name="Source_20_Text"><text:s text:c="8"/># в зависимости от значения которого будут считаться одинаковыми строки в разном регистре</text:span></text:p>
      <text:p text:style-name="Preformatted_20_Text"><text:span text:style-name="Source_20_Text"><text:s text:c="8"/># Например: ignore_case = True, Aбв и АБВ - разные строки</text:span></text:p>
      <text:p text:style-name="Preformatted_20_Text"><text:span text:style-name="Source_20_Text"><text:s text:c="8"/># <text:s text:c="10"/>ignore_case = False, Aбв и АБВ - одинаковые строки, одна из которых удалится</text:span></text:p>
      <text:p text:style-name="Preformatted_20_Text"><text:span text:style-name="Source_20_Text"><text:s text:c="8"/># По-умолчанию ignore_case = False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oft-page-break/><text:span text:style-name="Source_20_Text"><text:s text:c="4"/>def __next__(self):</text:span></text:p>
      <text:p text:style-name="Preformatted_20_Text"><text:span text:style-name="Source_20_Text"><text:s text:c="8"/># Нужно реализовать __next__ <text:s text:c="3"/>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<text:s text:c="4"/>def __iter__(self):</text:span></text:p>
      <text:p text:style-name="P2"><text:span text:style-name="Source_20_Text"><text:s text:c="8"/>return self</text:span></text:p>
      <text:h text:style-name="Heading_20_3" text:outline-level="3">Задача 4 (файл sort.py)</text:h>
      <text:p text:style-name="Text_20_body"><text:bookmark text:name="user-content-задача-4-файл-sortpy"/>Дан массив 1, содержащий положительные и отрицательные числа. Необходимо <text:span text:style-name="Strong_20_Emphasis">одной строкой кода</text:span> вывести на экран массив 2, которые содержит значения массива 1, отсортированные по модулю в порядке убывания. Сортировку необходимо осуществлять с помощью функции sorted. Пример:</text:p>
      <text:p text:style-name="Preformatted_20_Text"><text:span text:style-name="Source_20_Text">data = [4, -30, 30, 100, -100, 123, 1, 0, -1, -4]</text:span></text:p>
      <text:p text:style-name="P2"><text:span text:style-name="Source_20_Text">Вывод: [123, 100, -100, -30, 30, 4, -4, 1, -1, 0]</text:span></text:p>
      <text:p text:style-name="Text_20_body">Необходимо решить задачу двумя способами:</text:p>
      <text:list xml:id="list3798036107" text:style-name="L3">
        <text:list-item>
          <text:p text:style-name="P21">С использованием lambda-функции. </text:p>
        </text:list-item>
        <text:list-item>
          <text:p text:style-name="P20">Без использования lambda-функции. </text:p>
        </text:list-item>
      </text:list>
      <text:p text:style-name="Text_20_body">Шаблон реализации:</text:p>
      <text:p text:style-name="Preformatted_20_Text"><text:span text:style-name="Source_20_Text">data = [4, -30, 100, -100, 123, 1, 0, -1, -4]</text:span></text:p>
      <text:p text:style-name="Preformatted_20_Text"/>
      <text:p text:style-name="Preformatted_20_Text"><text:span text:style-name="Source_20_Text">if __name__ == '__main__':</text:span></text:p>
      <text:p text:style-name="Preformatted_20_Text"><text:span text:style-name="Source_20_Text"><text:s text:c="4"/>result = ...</text:span></text:p>
      <text:p text:style-name="Preformatted_20_Text"><text:span text:style-name="Source_20_Text"><text:s text:c="4"/>print(result)</text:span></text:p>
      <text:p text:style-name="Preformatted_20_Text"/>
      <text:p text:style-name="Preformatted_20_Text"><text:span text:style-name="Source_20_Text"><text:s text:c="4"/>result_with_lambda = ...</text:span></text:p>
      <text:p text:style-name="P2"><text:span text:style-name="Source_20_Text"><text:s text:c="4"/>print(result_with_lambda)</text:span></text:p>
      <text:h text:style-name="Heading_20_3" text:outline-level="3">Задача 5 (файл print_result.py)</text:h>
      <text:p text:style-name="Text_20_body"><text:bookmark text:name="user-content-задача-5-файл-print_resultpy"/>Необходимо реализовать декоратор print_result, который выводит на экран результат выполнения функции.</text:p>
      <text:list xml:id="list2946023036" text:style-name="L4">
        <text:list-item>
          <text:p text:style-name="P23">Декоратор должен принимать на вход функцию, вызывать её, печатать в консоль имя функции и результат выполнения, после чего возвращать результат выполнения. </text:p>
        </text:list-item>
        <text:list-item>
          <text:p text:style-name="P23">Если функция вернула список (list), то значения элементов списка должны выводиться в столбик. </text:p>
        </text:list-item>
        <text:list-item>
          <text:p text:style-name="P22">Если функция вернула словарь (dict), то ключи и значения должны выводить в столбик через знак равенства. </text:p>
        </text:list-item>
      </text:list>
      <text:p text:style-name="Text_20_body">Шаблон реализации:</text:p>
      <text:p text:style-name="Preformatted_20_Text"><text:span text:style-name="Source_20_Text"># Здесь должна быть реализация декоратора</text:span></text:p>
      <text:p text:style-name="Preformatted_20_Text"/>
      <text:p text:style-name="Preformatted_20_Text"><text:span text:style-name="Source_20_Text">@print_result</text:span></text:p>
      <text:p text:style-name="Preformatted_20_Text"><text:span text:style-name="Source_20_Text">def test_1():</text:span></text:p>
      <text:p text:style-name="Preformatted_20_Text"><text:span text:style-name="Source_20_Text"><text:s text:c="4"/>return 1</text:span></text:p>
      <text:p text:style-name="Preformatted_20_Text"/>
      <text:p text:style-name="Preformatted_20_Text"/>
      <text:p text:style-name="Preformatted_20_Text"><text:span text:style-name="Source_20_Text">@print_result</text:span></text:p>
      <text:p text:style-name="Preformatted_20_Text"><text:span text:style-name="Source_20_Text">def test_2():</text:span></text:p>
      <text:p text:style-name="Preformatted_20_Text"><text:span text:style-name="Source_20_Text"><text:s text:c="4"/>return 'iu5'</text:span></text:p>
      <text:p text:style-name="Preformatted_20_Text"/>
      <text:p text:style-name="Preformatted_20_Text"><text:soft-page-break/></text:p>
      <text:p text:style-name="Preformatted_20_Text"><text:span text:style-name="Source_20_Text">@print_result</text:span></text:p>
      <text:p text:style-name="Preformatted_20_Text"><text:span text:style-name="Source_20_Text">def test_3():</text:span></text:p>
      <text:p text:style-name="Preformatted_20_Text"><text:span text:style-name="Source_20_Text"><text:s text:c="4"/>return {'a': 1, 'b': 2}</text:span></text:p>
      <text:p text:style-name="Preformatted_20_Text"/>
      <text:p text:style-name="Preformatted_20_Text"/>
      <text:p text:style-name="Preformatted_20_Text"><text:span text:style-name="Source_20_Text">@print_result</text:span></text:p>
      <text:p text:style-name="Preformatted_20_Text"><text:span text:style-name="Source_20_Text">def test_4():</text:span></text:p>
      <text:p text:style-name="Preformatted_20_Text"><text:span text:style-name="Source_20_Text"><text:s text:c="4"/>return [1, 2]</text:span></text:p>
      <text:p text:style-name="Preformatted_20_Text"/>
      <text:p text:style-name="Preformatted_20_Text"/>
      <text:p text:style-name="Preformatted_20_Text"><text:span text:style-name="Source_20_Text">if __name__ == '__main__':</text:span></text:p>
      <text:p text:style-name="Preformatted_20_Text"><text:span text:style-name="Source_20_Text"><text:s text:c="4"/>print('!!!!!!!!')</text:span></text:p>
      <text:p text:style-name="Preformatted_20_Text"><text:span text:style-name="Source_20_Text"><text:s text:c="4"/>test_1()</text:span></text:p>
      <text:p text:style-name="Preformatted_20_Text"><text:span text:style-name="Source_20_Text"><text:s text:c="4"/>test_2()</text:span></text:p>
      <text:p text:style-name="Preformatted_20_Text"><text:span text:style-name="Source_20_Text"><text:s text:c="4"/>test_3()</text:span></text:p>
      <text:p text:style-name="P2"><text:span text:style-name="Source_20_Text"><text:s text:c="4"/>test_4()</text:span></text:p>
      <text:p text:style-name="Text_20_body">Результат выполнения:</text:p>
      <text:p text:style-name="Preformatted_20_Text"><text:span text:style-name="Source_20_Text">test_1</text:span></text:p>
      <text:p text:style-name="Preformatted_20_Text"><text:span text:style-name="Source_20_Text">1</text:span></text:p>
      <text:p text:style-name="Preformatted_20_Text"><text:span text:style-name="Source_20_Text">test_2</text:span></text:p>
      <text:p text:style-name="Preformatted_20_Text"><text:span text:style-name="Source_20_Text">iu5</text:span></text:p>
      <text:p text:style-name="Preformatted_20_Text"><text:span text:style-name="Source_20_Text">test_3</text:span></text:p>
      <text:p text:style-name="Preformatted_20_Text"><text:span text:style-name="Source_20_Text">a = 1</text:span></text:p>
      <text:p text:style-name="Preformatted_20_Text"><text:span text:style-name="Source_20_Text">b = 2</text:span></text:p>
      <text:p text:style-name="Preformatted_20_Text"><text:span text:style-name="Source_20_Text">test_4</text:span></text:p>
      <text:p text:style-name="Preformatted_20_Text"><text:span text:style-name="Source_20_Text">1</text:span></text:p>
      <text:p text:style-name="P2"><text:span text:style-name="Source_20_Text">2</text:span></text:p>
      <text:h text:style-name="Heading_20_3" text:outline-level="3">Задача 6 (файл cm_timer.py)</text:h>
      <text:p text:style-name="Text_20_body"><text:bookmark text:name="user-content-задача-6-файл-cm_timerpy"/>Необходимо написать контекстные менеджеры <text:span text:style-name="Source_20_Text">cm_timer_1</text:span> и <text:span text:style-name="Source_20_Text">cm_timer_2</text:span>, которые считают время работы блока кода и выводят его на экран. Пример:</text:p>
      <text:p text:style-name="Preformatted_20_Text"><text:span text:style-name="Source_20_Text">with cm_timer_1():</text:span></text:p>
      <text:p text:style-name="P2"><text:span text:style-name="Source_20_Text"><text:s text:c="4"/>sleep(5.5)</text:span></text:p>
      <text:p text:style-name="Text_20_body">После завершения блока кода в консоль должно вывестись <text:span text:style-name="Source_20_Text">time: 5.5</text:span> (реальное время может несколько отличаться).</text:p>
      <text:p text:style-name="Text_20_body"><text:span text:style-name="Source_20_Text">cm_timer_1</text:span> и <text:span text:style-name="Source_20_Text">cm_timer_2</text:span> реализуют одинаковую функциональность, но должны быть реализованы двумя различными способами (на основе класса и с использованием библиотеки contextlib).</text:p>
      <text:h text:style-name="Heading_20_3" text:outline-level="3">Задача 7 (файл process_data.py)</text:h>
      <text:list xml:id="list2229996320" text:style-name="L5">
        <text:list-item>
          <text:p text:style-name="P24"><text:bookmark text:name="user-content-задача-7-файл-process_datapy"/>В предыдущих задачах были написаны все требуемые инструменты для работы с данными. Применим их на реальном примере.</text:p>
        </text:list-item>
        <text:list-item>
          <text:p text:style-name="P24">В файле <text:a xlink:type="simple" xlink:href="https://github.com/ugapanyuk/BKIT_2021/blob/main/notebooks/fp/files/data_light.json" text:style-name="Internet_20_link" text:visited-style-name="Visited_20_Internet_20_Link">data_light.json</text:a> содержится фрагмент списка вакансий.</text:p>
        </text:list-item>
        <text:list-item>
          <text:p text:style-name="P24">Структура данных представляет собой список словарей с множеством полей: название работы, место, уровень зарплаты и т.д.</text:p>
        </text:list-item>
        <text:list-item>
          <text:p text:style-name="P24">Необходимо реализовать 4 функции - f1, f2, f3, f4. Каждая функция вызывается, принимая на вход результат работы предыдущей. За счет декоратора @print_result <text:soft-page-break/>печатается результат, а контекстный менеджер cm_timer_1 выводит время работы цепочки функций.</text:p>
        </text:list-item>
        <text:list-item>
          <text:p text:style-name="P24">Предполагается, что функции f1, f2, f3 будут реализованы в одну строку. В реализации функции f4 может быть до 3 строк.</text:p>
        </text:list-item>
        <text:list-item>
          <text:p text:style-name="P24">Функция f1 должна вывести отсортированный список профессий без повторений (строки в разном регистре считать равными). Сортировка должна игнорировать регистр. Используйте наработки из предыдущих задач.</text:p>
        </text:list-item>
        <text:list-item>
          <text:p text:style-name="P24">Функция f2 должна фильтровать входной массив и возвращать только те элементы, которые начинаются со слова “программист”. Для фильтрации используйте функцию filter.</text:p>
        </text:list-item>
        <text:list-item>
          <text:p text:style-name="P24">Функция f3 должна модифицировать каждый элемент массива, добавив строку “с опытом Python” (все программисты должны быть знакомы с Python). Пример: Программист C# с опытом Python. Для модификации используйте функцию map.</text:p>
        </text:list-item>
        <text:list-item>
          <text:p text:style-name="P24">Функция f4 должна сгенерировать для каждой специальности зарплату от 100 000 до 200 000 рублей и присоединить её к названию специальности. Пример: Программист C# с опытом Python, зарплата 137287 руб. Используйте zip для обработки пары специальность — зарплата.</text:p>
        </text:list-item>
      </text:list>
      <text:p text:style-name="Text_20_body">Шаблон реализации:</text:p>
      <text:p text:style-name="Preformatted_20_Text"><text:span text:style-name="Source_20_Text">import json</text:span></text:p>
      <text:p text:style-name="Preformatted_20_Text"><text:span text:style-name="Source_20_Text">import sys</text:span></text:p>
      <text:p text:style-name="Preformatted_20_Text"><text:span text:style-name="Source_20_Text"># Сделаем другие необходимые импорты</text:span></text:p>
      <text:p text:style-name="Preformatted_20_Text"/>
      <text:p text:style-name="Preformatted_20_Text"><text:span text:style-name="Source_20_Text">path = None</text:span></text:p>
      <text:p text:style-name="Preformatted_20_Text"/>
      <text:p text:style-name="Preformatted_20_Text"><text:span text:style-name="Source_20_Text"># Необходимо в переменную path сохранить путь к файлу, который был передан при запуске сценария</text:span></text:p>
      <text:p text:style-name="Preformatted_20_Text"/>
      <text:p text:style-name="Preformatted_20_Text"><text:span text:style-name="Source_20_Text">with open(path) as f:</text:span></text:p>
      <text:p text:style-name="Preformatted_20_Text"><text:span text:style-name="Source_20_Text"><text:s text:c="4"/>data = json.load(f)</text:span></text:p>
      <text:p text:style-name="Preformatted_20_Text"/>
      <text:p text:style-name="Preformatted_20_Text"><text:span text:style-name="Source_20_Text"># Далее необходимо реализовать все функции по заданию, заменив `raise NotImplemented`</text:span></text:p>
      <text:p text:style-name="Preformatted_20_Text"><text:span text:style-name="Source_20_Text"># Предполагается, что функции f1, f2, f3 будут реализованы в одну строку</text:span></text:p>
      <text:p text:style-name="Preformatted_20_Text"><text:span text:style-name="Source_20_Text"># В реализации функции f4 может быть до 3 строк</text:span></text:p>
      <text:p text:style-name="Preformatted_20_Text"/>
      <text:p text:style-name="Preformatted_20_Text"><text:span text:style-name="Source_20_Text">@print_result</text:span></text:p>
      <text:p text:style-name="Preformatted_20_Text"><text:span text:style-name="Source_20_Text">def f1(arg):</text:span></text:p>
      <text:p text:style-name="Preformatted_20_Text"><text:span text:style-name="Source_20_Text"><text:s text:c="4"/>raise NotImplemented</text:span></text:p>
      <text:p text:style-name="Preformatted_20_Text"/>
      <text:p text:style-name="Preformatted_20_Text"/>
      <text:p text:style-name="Preformatted_20_Text"><text:span text:style-name="Source_20_Text">@print_result</text:span></text:p>
      <text:p text:style-name="Preformatted_20_Text"><text:span text:style-name="Source_20_Text">def f2(arg):</text:span></text:p>
      <text:p text:style-name="Preformatted_20_Text"><text:span text:style-name="Source_20_Text"><text:s text:c="4"/>raise NotImplemented</text:span></text:p>
      <text:p text:style-name="Preformatted_20_Text"/>
      <text:p text:style-name="Preformatted_20_Text"/>
      <text:p text:style-name="Preformatted_20_Text"><text:span text:style-name="Source_20_Text">@print_result</text:span></text:p>
      <text:p text:style-name="Preformatted_20_Text"><text:span text:style-name="Source_20_Text">def f3(arg):</text:span></text:p>
      <text:p text:style-name="Preformatted_20_Text"><text:span text:style-name="Source_20_Text"><text:s text:c="4"/>raise NotImplemented</text:span></text:p>
      <text:p text:style-name="Preformatted_20_Text"/>
      <text:p text:style-name="Preformatted_20_Text"/>
      <text:p text:style-name="Preformatted_20_Text"><text:span text:style-name="Source_20_Text">@print_result</text:span></text:p>
      <text:p text:style-name="Preformatted_20_Text"><text:span text:style-name="Source_20_Text">def f4(arg):</text:span></text:p>
      <text:p text:style-name="Preformatted_20_Text"><text:soft-page-break/><text:span text:style-name="Source_20_Text"><text:s text:c="4"/>raise NotImplemented</text:span></text:p>
      <text:p text:style-name="Preformatted_20_Text"/>
      <text:p text:style-name="Preformatted_20_Text"/>
      <text:p text:style-name="Preformatted_20_Text"><text:span text:style-name="Source_20_Text">if __name__ == '__main__':</text:span></text:p>
      <text:p text:style-name="Preformatted_20_Text"><text:span text:style-name="Source_20_Text"><text:s text:c="4"/>with cm_timer_1():</text:span></text:p>
      <text:p text:style-name="P2"><text:span text:style-name="Source_20_Text"><text:s text:c="8"/>f4(f3(f2(f1(data))))</text:span></text:p>
      <text:p text:style-name="P14"><text:span text:style-name="T2"/></text:p>
      <text:p text:style-name="P13"><text:span text:style-name="T2">Текст программы</text:span></text:p>
      <text:p text:style-name="P16"><text:span text:style-name="T2">field.py</text:span></text:p>
      <text:p text:style-name="P14"><text:span text:style-name="T2"/></text:p>
      <text:p text:style-name="P14"><text:span text:style-name="T2">goods = [</text:span></text:p>
      <text:p text:style-name="P14"><text:span text:style-name="T2"><text:s text:c="4"/>{'title': 'Ковер', 'price': 2000, 'color': 'green'},</text:span></text:p>
      <text:p text:style-name="P14"><text:span text:style-name="T2"><text:s text:c="4"/>{'title': 'Диван для отдыха', 'price': 5300, 'color': 'black'}</text:span></text:p>
      <text:p text:style-name="P14"><text:span text:style-name="T2">]</text:span></text:p>
      <text:p text:style-name="P14"><text:span text:style-name="T2"/></text:p>
      <text:p text:style-name="P14"><text:span text:style-name="T2"/></text:p>
      <text:p text:style-name="P14"><text:span text:style-name="T2">def field(items, *args):</text:span></text:p>
      <text:p text:style-name="P14"><text:span text:style-name="T2"><text:s text:c="4"/>assert len(args) &gt; 0</text:span></text:p>
      <text:p text:style-name="P14"><text:span text:style-name="T2"><text:s text:c="4"/></text:span></text:p>
      <text:p text:style-name="P14"><text:span text:style-name="T2"/></text:p>
      <text:p text:style-name="P14"><text:span text:style-name="T2"><text:s text:c="4"/>for d in items:</text:span></text:p>
      <text:p text:style-name="P14"><text:span text:style-name="T2"><text:s text:c="8"/>if len(args) == 1:</text:span></text:p>
      <text:p text:style-name="P14"><text:span text:style-name="T2"><text:s text:c="12"/>yield d[args[0]]</text:span></text:p>
      <text:p text:style-name="P14"><text:span text:style-name="T2"><text:s text:c="8"/>else:</text:span></text:p>
      <text:p text:style-name="P14"><text:span text:style-name="T2"><text:s text:c="12"/>temp = {}</text:span></text:p>
      <text:p text:style-name="P14"><text:span text:style-name="T2"><text:s text:c="12"/>for arg in args:</text:span></text:p>
      <text:p text:style-name="P14"><text:span text:style-name="T2"><text:s text:c="16"/>temp[arg] = d[arg]</text:span></text:p>
      <text:p text:style-name="P14"><text:span text:style-name="T2"><text:s text:c="12"/>yield temp</text:span></text:p>
      <text:p text:style-name="P14"><text:span text:style-name="T2"><text:s text:c="12"/># yield { d[x] for x in args }</text:span></text:p>
      <text:p text:style-name="P14"><text:span text:style-name="T2"/></text:p>
      <text:p text:style-name="P14"><text:span text:style-name="T2"/></text:p>
      <text:p text:style-name="P14"><text:span text:style-name="T2">a = field(goods, 'title')</text:span></text:p>
      <text:p text:style-name="P14"><text:span text:style-name="T2">b = field(goods, 'title', 'price')</text:span></text:p>
      <text:p text:style-name="P14"><text:span text:style-name="T2">c = field(goods, 'title', 'price', 'color')</text:span></text:p>
      <text:p text:style-name="P14"><text:span text:style-name="T2">print(list(a))</text:span></text:p>
      <text:p text:style-name="P14"><text:span text:style-name="T2">print(list(b))</text:span></text:p>
      <text:p text:style-name="P14"><text:span text:style-name="T2">print(list(c))</text:span></text:p>
      <text:p text:style-name="P16"><text:span text:style-name="T2">unique.py</text:span></text:p>
      <text:p text:style-name="P14"><text:span text:style-name="T2"/></text:p>
      <text:p text:style-name="P14"><text:span text:style-name="T2">class Unique(object):</text:span></text:p>
      <text:p text:style-name="P14"><text:span text:style-name="T2"><text:s text:c="4"/>def __init__(self, items, **kwargs):</text:span></text:p>
      <text:p text:style-name="P14"><text:span text:style-name="T2"><text:s text:c="8"/>self.visited = set()</text:span></text:p>
      <text:p text:style-name="P14"><text:span text:style-name="T2"><text:s text:c="8"/>self.items = iter(items)</text:span></text:p>
      <text:p text:style-name="P14"><text:span text:style-name="T2"><text:s text:c="8"/>self.ignore_case = kwargs.get('ignore_case', False)</text:span></text:p>
      <text:p text:style-name="P14"><text:span text:style-name="T2"><text:s text:c="8"/>self.buff = None</text:span></text:p>
      <text:p text:style-name="P14"><text:soft-page-break/><text:span text:style-name="T2"/></text:p>
      <text:p text:style-name="P14"><text:span text:style-name="T2"><text:s text:c="4"/>def __next__(self):</text:span></text:p>
      <text:p text:style-name="P14"><text:span text:style-name="T2"><text:s text:c="8"/>while True:</text:span></text:p>
      <text:p text:style-name="P14"><text:span text:style-name="T2"><text:s text:c="12"/>if self.buff is not None:</text:span></text:p>
      <text:p text:style-name="P14"><text:span text:style-name="T2"><text:s text:c="16"/>item = self.buff</text:span></text:p>
      <text:p text:style-name="P14"><text:span text:style-name="T2"><text:s text:c="16"/>self.buff = None</text:span></text:p>
      <text:p text:style-name="P14"><text:span text:style-name="T2"><text:s text:c="12"/>else:</text:span></text:p>
      <text:p text:style-name="P14"><text:span text:style-name="T2"><text:s text:c="16"/>item = next(self.items)</text:span></text:p>
      <text:p text:style-name="P14"><text:span text:style-name="T2"><text:s text:c="12"/># print(next(self.items))</text:span></text:p>
      <text:p text:style-name="P14"><text:span text:style-name="T2"><text:s text:c="12"/></text:span></text:p>
      <text:p text:style-name="P14"><text:span text:style-name="T2"><text:s text:c="12"/>if isinstance(item, str) and self.ignore_case:</text:span></text:p>
      <text:p text:style-name="P14"><text:span text:style-name="T2"><text:s text:c="16"/>key = item.lower()</text:span></text:p>
      <text:p text:style-name="P14"><text:span text:style-name="T2"><text:s text:c="12"/>else:</text:span></text:p>
      <text:p text:style-name="P14"><text:span text:style-name="T2"><text:s text:c="16"/>key = item</text:span></text:p>
      <text:p text:style-name="P14"><text:span text:style-name="T2"/></text:p>
      <text:p text:style-name="P14"><text:span text:style-name="T2"><text:s text:c="12"/>if key not in self.visited:</text:span></text:p>
      <text:p text:style-name="P14"><text:span text:style-name="T2"><text:s text:c="16"/>self.visited.add(key)</text:span></text:p>
      <text:p text:style-name="P14"><text:span text:style-name="T2"><text:s text:c="16"/>return item</text:span></text:p>
      <text:p text:style-name="P14"><text:span text:style-name="T2"/></text:p>
      <text:p text:style-name="P14"><text:span text:style-name="T2"><text:s text:c="4"/>def __iter__(self):</text:span></text:p>
      <text:p text:style-name="P14"><text:span text:style-name="T2"><text:s text:c="8"/>return self</text:span></text:p>
      <text:p text:style-name="P16"><text:span text:style-name="T2">print_result.py</text:span></text:p>
      <text:p text:style-name="P15"><text:span text:style-name="T2"/></text:p>
      <text:p text:style-name="P15"><text:span text:style-name="T2">def print_result(func):</text:span></text:p>
      <text:p text:style-name="P15"><text:span text:style-name="T2"><text:s text:c="4"/>def wrapper(*args, **kwargs):</text:span></text:p>
      <text:p text:style-name="P15"><text:span text:style-name="T2"><text:s text:c="8"/>result = func(*args, **kwargs)</text:span></text:p>
      <text:p text:style-name="P15"><text:span text:style-name="T2"><text:s text:c="8"/>print(func.__name__)</text:span></text:p>
      <text:p text:style-name="P15"><text:span text:style-name="T2"><text:s text:c="8"/>if isinstance(result, list):</text:span></text:p>
      <text:p text:style-name="P15"><text:span text:style-name="T2"><text:s text:c="12"/>for item in result:</text:span></text:p>
      <text:p text:style-name="P15"><text:span text:style-name="T2"><text:s text:c="16"/>print(item)</text:span></text:p>
      <text:p text:style-name="P15"><text:span text:style-name="T2"><text:s text:c="8"/>elif isinstance(result, dict):</text:span></text:p>
      <text:p text:style-name="P15"><text:span text:style-name="T2"><text:s text:c="12"/>for key, value in result.items():</text:span></text:p>
      <text:p text:style-name="P15"><text:span text:style-name="T2"><text:s text:c="16"/>print(f"{key} = {value}")</text:span></text:p>
      <text:p text:style-name="P15"><text:span text:style-name="T2"><text:s text:c="8"/>else:</text:span></text:p>
      <text:p text:style-name="P15"><text:span text:style-name="T2"><text:s text:c="12"/>print(result)</text:span></text:p>
      <text:p text:style-name="P15"><text:span text:style-name="T2"><text:s text:c="8"/>return result</text:span></text:p>
      <text:p text:style-name="P15"><text:span text:style-name="T2"><text:s text:c="4"/>return wrapper</text:span></text:p>
      <text:p text:style-name="P15"><text:span text:style-name="T2"/></text:p>
      <text:p text:style-name="P15"><text:span text:style-name="T2">@print_result</text:span></text:p>
      <text:p text:style-name="P15"><text:span text:style-name="T2">def test_1():</text:span></text:p>
      <text:p text:style-name="P15"><text:span text:style-name="T2"><text:s text:c="4"/>return 1</text:span></text:p>
      <text:p text:style-name="P15"><text:span text:style-name="T2"/></text:p>
      <text:p text:style-name="P15"><text:span text:style-name="T2"/></text:p>
      <text:p text:style-name="P15"><text:span text:style-name="T2">@print_result</text:span></text:p>
      <text:p text:style-name="P15"><text:span text:style-name="T2">def test_2():</text:span></text:p>
      <text:p text:style-name="P15"><text:soft-page-break/><text:span text:style-name="T2"><text:s text:c="4"/>return 'iu5'</text:span></text:p>
      <text:p text:style-name="P15"><text:span text:style-name="T2"/></text:p>
      <text:p text:style-name="P15"><text:span text:style-name="T2"/></text:p>
      <text:p text:style-name="P15"><text:span text:style-name="T2">@print_result</text:span></text:p>
      <text:p text:style-name="P15"><text:span text:style-name="T2">def test_3():</text:span></text:p>
      <text:p text:style-name="P15"><text:span text:style-name="T2"><text:s text:c="4"/>return {'a': 1, 'b': 2}</text:span></text:p>
      <text:p text:style-name="P15"><text:span text:style-name="T2"/></text:p>
      <text:p text:style-name="P15"><text:span text:style-name="T2"/></text:p>
      <text:p text:style-name="P15"><text:span text:style-name="T2">@print_result</text:span></text:p>
      <text:p text:style-name="P15"><text:span text:style-name="T2">def test_4():</text:span></text:p>
      <text:p text:style-name="P15"><text:span text:style-name="T2"><text:s text:c="4"/>return [1, 2]</text:span></text:p>
      <text:p text:style-name="P15"><text:span text:style-name="T2"/></text:p>
      <text:p text:style-name="P15"><text:span text:style-name="T2"/></text:p>
      <text:p text:style-name="P15"><text:span text:style-name="T2">if __name__ == '__main__':</text:span></text:p>
      <text:p text:style-name="P15"><text:span text:style-name="T2"><text:s text:c="4"/>print('!!!!!!!!')</text:span></text:p>
      <text:p text:style-name="P15"><text:span text:style-name="T2"><text:s text:c="4"/>test_1()</text:span></text:p>
      <text:p text:style-name="P15"><text:span text:style-name="T2"><text:s text:c="4"/>test_2()</text:span></text:p>
      <text:p text:style-name="P15"><text:span text:style-name="T2"><text:s text:c="4"/>test_3()</text:span></text:p>
      <text:p text:style-name="P15"><text:span text:style-name="T2"><text:s text:c="4"/>test_4()</text:span></text:p>
      <text:p text:style-name="P16"><text:span text:style-name="T2">cm_timer.py</text:span></text:p>
      <text:p text:style-name="P14"><text:span text:style-name="T2">import time</text:span></text:p>
      <text:p text:style-name="P14"><text:span text:style-name="T2">from contextlib import contextmanager</text:span></text:p>
      <text:p text:style-name="P14"><text:span text:style-name="T2"/></text:p>
      <text:p text:style-name="P14"><text:span text:style-name="T2">class cm_timer_1:</text:span></text:p>
      <text:p text:style-name="P14"><text:span text:style-name="T2"><text:s text:c="4"/>def __enter__(self):</text:span></text:p>
      <text:p text:style-name="P14"><text:span text:style-name="T2"><text:s text:c="8"/>self.start_time = time.time()</text:span></text:p>
      <text:p text:style-name="P14"><text:span text:style-name="T2"><text:s text:c="8"/>return self</text:span></text:p>
      <text:p text:style-name="P14"><text:span text:style-name="T2"/></text:p>
      <text:p text:style-name="P14"><text:span text:style-name="T2"><text:s text:c="4"/>def __exit__(self, exc_type, exc_value, traceback):</text:span></text:p>
      <text:p text:style-name="P14"><text:span text:style-name="T2"><text:s text:c="8"/>self.end_time = time.time()</text:span></text:p>
      <text:p text:style-name="P14"><text:span text:style-name="T2"><text:s text:c="8"/>elapsed_time = self.end_time - self.start_time</text:span></text:p>
      <text:p text:style-name="P14"><text:span text:style-name="T2"><text:s text:c="8"/>print(f"time: {elapsed_time:.2f}")</text:span></text:p>
      <text:p text:style-name="P14"><text:span text:style-name="T2"/></text:p>
      <text:p text:style-name="P14"><text:span text:style-name="T2">@contextmanager</text:span></text:p>
      <text:p text:style-name="P14"><text:span text:style-name="T2">def cm_timer_2():</text:span></text:p>
      <text:p text:style-name="P14"><text:span text:style-name="T2"><text:s text:c="4"/>start_time = time.time()</text:span></text:p>
      <text:p text:style-name="P14"><text:span text:style-name="T2"><text:s text:c="4"/>yield</text:span></text:p>
      <text:p text:style-name="P14"><text:span text:style-name="T2"><text:s text:c="4"/>end_time = time.time()</text:span></text:p>
      <text:p text:style-name="P14"><text:span text:style-name="T2"><text:s text:c="4"/>elapsed_time = end_time - start_time</text:span></text:p>
      <text:p text:style-name="P14"><text:span text:style-name="T2"><text:s text:c="4"/>print(f"time: {elapsed_time:.2f}")</text:span></text:p>
      <text:p text:style-name="P14"><text:span text:style-name="T2"/></text:p>
      <text:p text:style-name="P14"><text:span text:style-name="T2"># with cm_timer_1():</text:span></text:p>
      <text:p text:style-name="P14"><text:span text:style-name="T2"># <text:s text:c="4"/>time.sleep(2)</text:span></text:p>
      <text:p text:style-name="P14"><text:span text:style-name="T2"/></text:p>
      <text:p text:style-name="P14"><text:span text:style-name="T2"># with cm_timer_2():</text:span></text:p>
      <text:p text:style-name="P14"><text:soft-page-break/><text:span text:style-name="T2"># <text:s text:c="4"/>time.sleep(2)</text:span></text:p>
      <text:p text:style-name="P16"><text:span text:style-name="T2"/></text:p>
      <text:p text:style-name="P16"><text:span text:style-name="T2">gen_random.py</text:span></text:p>
      <text:p text:style-name="P14">import random</text:p>
      <text:p text:style-name="P14"/>
      <text:p text:style-name="P14">def gen_random(num_count, begin, end):</text:p>
      <text:p text:style-name="P14"><text:s text:c="4"/>assert num_count &gt; 0</text:p>
      <text:p text:style-name="P14"><text:s text:c="4"/>for x in range(num_count): yield random.randint(begin, end)</text:p>
      <text:p text:style-name="P14"/>
      <text:p text:style-name="P14">for x in gen_random(5, 1, 3):</text:p>
      <text:p text:style-name="P14"><text:s text:c="4"/>print(x)</text:p>
      <text:p text:style-name="P16"><text:span text:style-name="T2">sort.py</text:span></text:p>
      <text:p text:style-name="P14"><text:span text:style-name="T2">data = [4, -30, 100, -100, 123, 1, 0, -1, -4]</text:span></text:p>
      <text:p text:style-name="P14"><text:span text:style-name="T2"/></text:p>
      <text:p text:style-name="P14"><text:span text:style-name="T2">if __name__ == "__main__":</text:span></text:p>
      <text:p text:style-name="P14"><text:span text:style-name="T2"><text:s text:c="4"/>result_with_lambda = sorted(data, key = lambda x: -abs(x))</text:span></text:p>
      <text:p text:style-name="P14"><text:span text:style-name="T2"><text:s text:c="4"/>print(result_with_lambda)</text:span></text:p>
      <text:p text:style-name="P14"><text:span text:style-name="T2"/></text:p>
      <text:p text:style-name="P14"><text:span text:style-name="T2"><text:s text:c="4"/>result = sorted(data, key=abs, reverse=True)</text:span></text:p>
      <text:p text:style-name="P14"><text:span text:style-name="T2"><text:s text:c="4"/>print(result)</text:span></text:p>
      <text:p text:style-name="P14"><text:span text:style-name="T2"><text:s text:c="4"/></text:span></text:p>
      <text:p text:style-name="P16"><text:span text:style-name="T2">process_data.py</text:span></text:p>
      <text:p text:style-name="P14"><text:span text:style-name="T2">import json</text:span></text:p>
      <text:p text:style-name="P14"><text:span text:style-name="T2">import sys</text:span></text:p>
      <text:p text:style-name="P14"><text:span text:style-name="T2">from print_result import print_result</text:span></text:p>
      <text:p text:style-name="P14"><text:span text:style-name="T2">from cm_timer import cm_timer_1</text:span></text:p>
      <text:p text:style-name="P14"><text:span text:style-name="T2">from unique import Unique</text:span></text:p>
      <text:p text:style-name="P14"><text:span text:style-name="T2">import random</text:span></text:p>
      <text:p text:style-name="P14"><text:span text:style-name="T2">from gen_random import gen_random</text:span></text:p>
      <text:p text:style-name="P14"><text:span text:style-name="T2"/></text:p>
      <text:p text:style-name="P14"><text:span text:style-name="T2">path = "data_light.json"</text:span></text:p>
      <text:p text:style-name="P14"><text:span text:style-name="T2"/></text:p>
      <text:p text:style-name="P14"><text:span text:style-name="T2">with open(path) as f:</text:span></text:p>
      <text:p text:style-name="P14"><text:span text:style-name="T2"><text:s text:c="4"/>data = json.load(f)</text:span></text:p>
      <text:p text:style-name="P14"><text:span text:style-name="T2"/></text:p>
      <text:p text:style-name="P14"><text:span text:style-name="T2">@print_result</text:span></text:p>
      <text:p text:style-name="P14"><text:span text:style-name="T2">def f1(arg):</text:span></text:p>
      <text:p text:style-name="P14"><text:span text:style-name="T2"><text:s text:c="4"/>return list(Unique(x['job-name'] for x in data))</text:span></text:p>
      <text:p text:style-name="P14"><text:span text:style-name="T2"/></text:p>
      <text:p text:style-name="P14"><text:span text:style-name="T2"/></text:p>
      <text:p text:style-name="P14"><text:span text:style-name="T2">@print_result</text:span></text:p>
      <text:p text:style-name="P14"><text:span text:style-name="T2">def f2(arg):</text:span></text:p>
      <text:p text:style-name="P14"><text:span text:style-name="T2"><text:s text:c="4"/>return list(filter(lambda x: x[:11].lower() == 'программист', arg))</text:span></text:p>
      <text:p text:style-name="P14"><text:span text:style-name="T2"/></text:p>
      <text:p text:style-name="P14"><text:soft-page-break/><text:span text:style-name="T2"/></text:p>
      <text:p text:style-name="P14"><text:span text:style-name="T2">@print_result</text:span></text:p>
      <text:p text:style-name="P14"><text:span text:style-name="T2">def f3(arg):</text:span></text:p>
      <text:p text:style-name="P14"><text:span text:style-name="T2"><text:s text:c="4"/>return [x + 'с опытом Python' for x in arg]</text:span></text:p>
      <text:p text:style-name="P14"><text:span text:style-name="T2"/></text:p>
      <text:p text:style-name="P14"><text:span text:style-name="T2"/></text:p>
      <text:p text:style-name="P14"><text:span text:style-name="T2">@print_result</text:span></text:p>
      <text:p text:style-name="P14"><text:span text:style-name="T2">def f4(arg):</text:span></text:p>
      <text:p text:style-name="P14"><text:span text:style-name="T2"><text:s text:c="4"/>s = f', зарплата {random.randint(100_000, 200_000)} руб.'</text:span></text:p>
      <text:p text:style-name="P14"><text:span text:style-name="T2"><text:s text:c="4"/>return [x + f', зарплата {random.randint(100_000, 200_000)} руб.' for x in arg]</text:span></text:p>
      <text:p text:style-name="P14"><text:span text:style-name="T2"/></text:p>
      <text:p text:style-name="P14"><text:span text:style-name="T2"/></text:p>
      <text:p text:style-name="P14"><text:span text:style-name="T2">if __name__ == '__main__':</text:span></text:p>
      <text:p text:style-name="P14"><text:span text:style-name="T2"><text:s text:c="4"/>with cm_timer_1():</text:span></text:p>
      <text:p text:style-name="P14"><text:span text:style-name="T2"><text:s text:c="8"/>f4(f3(f2(f1(data))))</text:span></text:p>
      <text:p text:style-name="P13"><text:span text:style-name="T2">Вывод программы</text:span></text:p>
      <text:p text:style-name="P16"><text:span text:style-name="T2">Задание 1</text:span></text:p>
      <text:p text:style-name="P14"><text:span text:style-name="T2">['Ковер', 'Диван для отдыха']</text:span></text:p>
      <text:p text:style-name="P14"><text:span text:style-name="T2">[{'title': 'Ковер', 'price': 2000}, {'title': 'Диван для отдыха', 'price': 5300}]</text:span></text:p>
      <text:p text:style-name="P14"><text:span text:style-name="T2">[{'title': 'Ковер', 'price': 2000, 'color': 'green'}, {'title': 'Диван для отдыха', 'price': 5300, 'color': 'black'}]</text:span></text:p>
      <text:p text:style-name="P16"><text:span text:style-name="T2">Задание 2</text:span></text:p>
      <text:p text:style-name="P14"><text:span text:style-name="T2">1</text:span></text:p>
      <text:p text:style-name="P14"><text:span text:style-name="T2">2</text:span></text:p>
      <text:p text:style-name="P14"><text:span text:style-name="T2">1</text:span></text:p>
      <text:p text:style-name="P14"><text:span text:style-name="T2">3</text:span></text:p>
      <text:p text:style-name="P14"><text:span text:style-name="T2">3</text:span></text:p>
      <text:p text:style-name="P16"><text:span text:style-name="T2">Задание 3 (тестовый код раскомментирован для демонстрации)</text:span></text:p>
      <text:p text:style-name="P14"><text:span text:style-name="T2">1</text:span></text:p>
      <text:p text:style-name="P14"><text:span text:style-name="T2">2</text:span></text:p>
      <text:p text:style-name="P14"><text:span text:style-name="T2"/></text:p>
      <text:p text:style-name="P14"><text:span text:style-name="T2">a</text:span></text:p>
      <text:p text:style-name="P14"><text:span text:style-name="T2">A</text:span></text:p>
      <text:p text:style-name="P14"><text:span text:style-name="T2">b</text:span></text:p>
      <text:p text:style-name="P14"><text:span text:style-name="T2">B</text:span></text:p>
      <text:p text:style-name="P14"><text:span text:style-name="T2"/></text:p>
      <text:p text:style-name="P14"><text:span text:style-name="T2">a</text:span></text:p>
      <text:p text:style-name="P14"><text:span text:style-name="T2">b</text:span></text:p>
      <text:p text:style-name="P14"><text:span text:style-name="T2"/></text:p>
      <text:p text:style-name="P16"><text:span text:style-name="T2">Задание 4</text:span></text:p>
      <text:p text:style-name="P14"><text:span text:style-name="T2">[123, 100, -100, -30, 4, -4, 1, -1, 0]</text:span></text:p>
      <text:p text:style-name="P14"><text:span text:style-name="T2">[123, 100, -100, -30, 4, -4, 1, -1, 0]</text:span></text:p>
      <text:p text:style-name="P14"><text:span text:style-name="T2"/></text:p>
      <text:p text:style-name="P16"><text:span text:style-name="T4"/></text:p>
      <text:p text:style-name="P16"><text:soft-page-break/><text:span text:style-name="T2">Задание 5</text:span></text:p>
      <text:p text:style-name="P14"><text:span text:style-name="T2">!!!!!!!!</text:span></text:p>
      <text:p text:style-name="P14"><text:span text:style-name="T2">test_1</text:span></text:p>
      <text:p text:style-name="P14"><text:span text:style-name="T2">1</text:span></text:p>
      <text:p text:style-name="P14"><text:span text:style-name="T2">test_2</text:span></text:p>
      <text:p text:style-name="P14"><text:span text:style-name="T2">iu5</text:span></text:p>
      <text:p text:style-name="P14"><text:span text:style-name="T2">test_3</text:span></text:p>
      <text:p text:style-name="P14"><text:span text:style-name="T2">a = 1</text:span></text:p>
      <text:p text:style-name="P14"><text:span text:style-name="T2">b = 2</text:span></text:p>
      <text:p text:style-name="P14"><text:span text:style-name="T2">test_4</text:span></text:p>
      <text:p text:style-name="P14"><text:span text:style-name="T2">1</text:span></text:p>
      <text:p text:style-name="P14"><text:span text:style-name="T2">2</text:span></text:p>
      <text:p text:style-name="P17"><text:span text:style-name="T2">Задание 6 (тестовый код раскомментирован для демонстрации)</text:span></text:p>
      <text:p text:style-name="P14"><text:span text:style-name="T2">time: 2.00</text:span></text:p>
      <text:p text:style-name="P14"><text:span text:style-name="T2">time: 2.00</text:span></text:p>
      <text:p text:style-name="P16"><text:span text:style-name="T2">Задание 7 </text:span><text:span text:style-name="T5">(вывод сокращён для наглядности)</text:span></text:p>
      <text:p text:style-name="P14"><text:span text:style-name="T2">1</text:span></text:p>
      <text:p text:style-name="P14"><text:span text:style-name="T2">2</text:span></text:p>
      <text:p text:style-name="P14"><text:span text:style-name="T2">1</text:span></text:p>
      <text:p text:style-name="P14"><text:span text:style-name="T2">3</text:span></text:p>
      <text:p text:style-name="P14"><text:span text:style-name="T2">1</text:span></text:p>
      <text:p text:style-name="P14"><text:span text:style-name="T2">f1</text:span></text:p>
      <text:p text:style-name="P14"><text:span text:style-name="T2">Администратор на телефоне</text:span></text:p>
      <text:p text:style-name="P14"><text:span text:style-name="T2">Медицинская сестра</text:span></text:p>
      <text:p text:style-name="P14"><text:span text:style-name="T2">Охранник сутки-день-ночь-вахта</text:span></text:p>
      <text:p text:style-name="P14"><text:span text:style-name="T2">ВРАЧ АНЕСТЕЗИОЛОГ РЕАНИМАТОЛОГ</text:span></text:p>
      <text:p text:style-name="P14"><text:span text:style-name="T2">теплотехник</text:span></text:p>
      <text:p text:style-name="P14"><text:span text:style-name="T2">разнорабочий</text:span></text:p>
      <text:p text:style-name="P14"><text:span text:style-name="T2">Электро-газосварщик</text:span></text:p>
      <text:p text:style-name="P14"><text:span text:style-name="T2">…</text:span></text:p>
      <text:p text:style-name="P14"><text:span text:style-name="T2">Оператор склада</text:span></text:p>
      <text:p text:style-name="P14"><text:span text:style-name="T2">Специалист по электромеханическим испытаниям аппаратуры бортовых космических систем</text:span></text:p>
      <text:p text:style-name="P14"><text:span text:style-name="T2">Заведующий музеем в д.Копорье</text:span></text:p>
      <text:p text:style-name="P14"><text:span text:style-name="T2">Документовед</text:span></text:p>
      <text:p text:style-name="P14"><text:span text:style-name="T2">Специалист по испытаниям на электромагнитную совместимость аппаратуры бортовых космических систем</text:span></text:p>
      <text:p text:style-name="P14"><text:span text:style-name="T2">Инженер-программист</text:span></text:p>
      <text:p text:style-name="P14"><text:span text:style-name="T2">Менеджер (в промышленности)</text:span></text:p>
      <text:p text:style-name="P14"><text:span text:style-name="T2">f2</text:span></text:p>
      <text:p text:style-name="P14"><text:span text:style-name="T2">Программист</text:span></text:p>
      <text:p text:style-name="P14"><text:span text:style-name="T2">Программист С++/С#/Java</text:span></text:p>
      <text:p text:style-name="P14"><text:span text:style-name="T2">программист</text:span></text:p>
      <text:p text:style-name="P14"><text:span text:style-name="T2">Программист 1С</text:span></text:p>
      <text:p text:style-name="P14"><text:soft-page-break/><text:span text:style-name="T2">Программистр-разработчик <text:s/>информационных систем</text:span></text:p>
      <text:p text:style-name="P14"><text:span text:style-name="T2">Программист С++</text:span></text:p>
      <text:p text:style-name="P14"><text:span text:style-name="T2">Программист/ Junior Developer</text:span></text:p>
      <text:p text:style-name="P14"><text:span text:style-name="T2">Программист / Senior Developer</text:span></text:p>
      <text:p text:style-name="P14"><text:span text:style-name="T2">Программист/ технический специалист</text:span></text:p>
      <text:p text:style-name="P14"><text:span text:style-name="T2">программист 1С</text:span></text:p>
      <text:p text:style-name="P14"><text:span text:style-name="T2">Программист C#</text:span></text:p>
      <text:p text:style-name="P14"><text:span text:style-name="T2">f3</text:span></text:p>
      <text:p text:style-name="P14"><text:span text:style-name="T2">Программистс опытом Python</text:span></text:p>
      <text:p text:style-name="P14"><text:span text:style-name="T2">Программист С++/С#/Javaс опытом Python</text:span></text:p>
      <text:p text:style-name="P14"><text:span text:style-name="T2">программистс опытом Python</text:span></text:p>
      <text:p text:style-name="P14"><text:span text:style-name="T2">Программист 1Сс опытом Python</text:span></text:p>
      <text:p text:style-name="P14"><text:span text:style-name="T2">Программистр-разработчик <text:s/>информационных системс опытом Python</text:span></text:p>
      <text:p text:style-name="P14"><text:span text:style-name="T2">Программист С++с опытом Python</text:span></text:p>
      <text:p text:style-name="P14"><text:span text:style-name="T2">Программист/ Junior Developerс опытом Python</text:span></text:p>
      <text:p text:style-name="P14"><text:span text:style-name="T2">Программист / Senior Developerс опытом Python</text:span></text:p>
      <text:p text:style-name="P14"><text:span text:style-name="T2">Программист/ технический специалистс опытом Python</text:span></text:p>
      <text:p text:style-name="P14"><text:span text:style-name="T2">программист 1Сс опытом Python</text:span></text:p>
      <text:p text:style-name="P14"><text:span text:style-name="T2">Программист C#с опытом Python</text:span></text:p>
      <text:p text:style-name="P14"><text:span text:style-name="T2">f4</text:span></text:p>
      <text:p text:style-name="P14"><text:span text:style-name="T2">Программистс опытом Python, зарплата 112026 руб.</text:span></text:p>
      <text:p text:style-name="P14"><text:span text:style-name="T2">Программист С++/С#/Javaс опытом Python, зарплата 176535 руб.</text:span></text:p>
      <text:p text:style-name="P14"><text:span text:style-name="T2">программистс опытом Python, зарплата 161130 руб.</text:span></text:p>
      <text:p text:style-name="P14"><text:span text:style-name="T2">Программист 1Сс опытом Python, зарплата 150801 руб.</text:span></text:p>
      <text:p text:style-name="P14"><text:span text:style-name="T2">Программистр-разработчик <text:s/>информационных системс опытом Python, зарплата 188353 руб.</text:span></text:p>
      <text:p text:style-name="P14"><text:span text:style-name="T2">Программист С++с опытом Python, зарплата 161591 руб.</text:span></text:p>
      <text:p text:style-name="P14"><text:span text:style-name="T2">Программист/ Junior Developerс опытом Python, зарплата 145343 руб.</text:span></text:p>
      <text:p text:style-name="P14"><text:span text:style-name="T2">Программист / Senior Developerс опытом Python, зарплата 159081 руб.</text:span></text:p>
      <text:p text:style-name="P14"><text:span text:style-name="T2">Программист/ технический специалистс опытом Python, зарплата 157286 руб.</text:span></text:p>
      <text:p text:style-name="P14"><text:span text:style-name="T2">программист 1Сс опытом Python, зарплата 168483 руб.</text:span></text:p>
      <text:p text:style-name="P14"><text:span text:style-name="T2">Программист C#с опытом Python, зарплата 175342 руб.</text:span></text:p>
      <text:p text:style-name="P14"><text:span text:style-name="T2">time: 0.0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4:11:03.812598198</meta:creation-date>
    <dc:date>2024-12-18T14:26:07.921544337</dc:date>
    <meta:editing-duration>PT4M4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3" meta:paragraph-count="419" meta:word-count="1922" meta:character-count="14843" meta:non-whitespace-character-count="12435"/>
  </office:meta>
</office:document-meta>
</file>